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2.923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margin-left="0cm" fo:margin-right="0cm" fo:line-height="100%" fo:text-align="center" fo:text-indent="0cm" style:line-break="strict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  <style:text-properties fo:font-size="20pt"/>
    </style:style>
    <style:style style:name="T1" style:family="text">
      <style:text-properties fo:color="#99ff66" fo:font-size="13pt" fo:font-weight="normal" style:font-size-asian="13pt" style:font-weight-asian="normal" style:font-size-complex="13pt" style:font-weight-complex="normal"/>
    </style:style>
    <style:style style:name="T2" style:family="text">
      <style:text-properties fo:color="#ffffff" fo:font-size="12pt" fo:language="en" fo:country="AU" style:font-size-asian="12pt" style:language-asian="en" style:country-asian="AU" style:font-size-complex="12pt" style:language-complex="en" style:country-complex="A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>
          <draw:text-box>
            <text:p>I love you Lord<text:line-break/><text:span text:style-name="T1">(Carol Owens)</text:span></text:p>
          </draw:text-box>
        </draw:frame>
        <draw:frame presentation:style-name="pr2" draw:layer="layout" svg:width="28cm" svg:height="13cm" svg:x="0cm" svg:y="4.333cm" presentation:class="outline">
          <draw:text-box>
            <text:list text:style-name="L2">
              <text:list-item>
                <text:p>I love you Lord</text:p>
              </text:list-item>
              <text:list-item>
                <text:p>And you know I always want to do things right</text:p>
              </text:list-item>
              <text:list-item>
                <text:p>I love you Lord</text:p>
              </text:list-item>
              <text:list-item>
                <text:p>When I think of how I've failed you</text:p>
              </text:list-item>
              <text:list-item>
                <text:p>I could c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2" draw:layer="layout" svg:width="28cm" svg:height="13cm" svg:x="0cm" svg:y="4.333cm" presentation:class="outline">
          <draw:text-box>
            <text:list text:style-name="L2">
              <text:list-item>
                <text:p>And when I hear you calling</text:p>
              </text:list-item>
              <text:list-item>
                <text:p>I want to run and hide</text:p>
              </text:list-item>
              <text:list-item>
                <text:p>Cause you know, I love you s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2" draw:layer="layout" svg:width="28cm" svg:height="13cm" svg:x="0cm" svg:y="4.333cm" presentation:class="outline">
          <draw:text-box>
            <text:list text:style-name="L2">
              <text:list-item>
                <text:p>I love you Lord</text:p>
              </text:list-item>
              <text:list-item>
                <text:p>Although I know my heart might not seem true</text:p>
              </text:list-item>
              <text:list-item>
                <text:p>I love you Lord</text:p>
              </text:list-item>
              <text:list-item>
                <text:p>And I pray for one more chance to prove I 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2" draw:layer="layout" svg:width="28cm" svg:height="13cm" svg:x="0cm" svg:y="4.333cm" presentation:class="outline">
          <draw:text-box>
            <text:list text:style-name="L2">
              <text:list-item>
                <text:p>I want to leave the past behind</text:p>
              </text:list-item>
              <text:list-item>
                <text:p>And feel your smile again</text:p>
              </text:list-item>
              <text:list-item>
                <text:p>O Lord you know</text:p>
              </text:list-item>
              <text:list-item>
                <text:p>I love you so, I love you s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2" draw:layer="layout" svg:width="28cm" svg:height="13cm" svg:x="0cm" svg:y="4.333cm" presentation:class="outline">
          <draw:text-box>
            <text:list text:style-name="L2">
              <text:list-item>
                <text:p>So if you find it in your heart</text:p>
              </text:list-item>
              <text:list-item>
                <text:p>To let me start again</text:p>
              </text:list-item>
              <text:list-item>
                <text:p>I'll be your witness Lord</text:p>
              </text:list-item>
              <text:list-item>
                <text:p>Your witness Lor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2" draw:layer="layout" svg:width="28cm" svg:height="13cm" svg:x="0cm" svg:y="4.333cm" presentation:class="outline">
          <draw:text-box>
            <text:list text:style-name="L2">
              <text:list-item>
                <text:p>Your witness to the end of my life</text:p>
              </text:list-item>
              <text:list-item>
                <text:p>Let me make it right</text:p>
              </text:list-item>
              <text:list-item>
                <text:p>Let me try again</text:p>
              </text:list-item>
              <text:list-item>
                <text:p>I'll be your witness to the 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2" draw:layer="layout" svg:width="28cm" svg:height="13cm" svg:x="0cm" svg:y="4.333cm" presentation:class="outline">
          <draw:text-box>
            <text:list text:style-name="L2">
              <text:list-item>
                <text:p>So if you find it in your heart</text:p>
              </text:list-item>
              <text:list-item>
                <text:p>To let me start again</text:p>
              </text:list-item>
              <text:list-item>
                <text:p>I'll be your witness Lord</text:p>
              </text:list-item>
              <text:list-item>
                <text:p>Your witness Lor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2" draw:layer="layout" svg:width="28cm" svg:height="13cm" svg:x="0cm" svg:y="4.333cm" presentation:class="outline">
          <draw:text-box>
            <text:list text:style-name="L2">
              <text:list-item>
                <text:p>Your witness to the end of my life</text:p>
              </text:list-item>
              <text:list-item>
                <text:p>Let me make it right</text:p>
              </text:list-item>
              <text:list-item>
                <text:p>Let me try again</text:p>
              </text:list-item>
              <text:list-item>
                <text:p>I'll be your witness to the end</text:p>
              </text:list-item>
            </text:list>
          </draw:text-box>
        </draw:frame>
        <draw:custom-shape draw:style-name="gr2" draw:text-style-name="P3" draw:layer="layout" svg:width="25.2cm" svg:height="1.782cm" svg:x="1.4cm" svg:y="14.666cm">
          <text:list text:style-name="L3">
            <text:list-header>
              <text:p text:style-name="P2"><text:span text:style-name="T2">Words &amp; Music by Jimmy &amp; Carol Owens</text:span></text:p>
              <text:p text:style-name="P2"><text:span text:style-name="T2">© 1978 Bud John Songs Inc</text:span></text:p>
              <text:p text:style-name="P2"><text:span text:style-name="T2">Used by Permission. CCLI License #89350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1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4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8cm" svg:height="2.923cm" svg:x="0cm" svg:y="0.696cm" presentation:class="title" presentation:placeholder="true">
        <draw:text-box/>
      </draw:frame>
      <draw:frame presentation:style-name="Mpr1" draw:layer="backgroundobjects" svg:width="28cm" svg:height="13cm" svg:x="0cm" svg:y="4.333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2.922cm" svg:x="0cm" svg:y="0.697cm" presentation:class="title" presentation:placeholder="true">
        <draw:text-box/>
      </draw:frame>
      <draw:frame presentation:style-name="Mpr4" draw:layer="backgroundobjects" svg:width="28cm" svg:height="13.167cm" svg:x="0cm" svg:y="4.333cm" presentation:class="outline">
        <draw:text-box>
          <text:list text:style-name="ML4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6-03-17T06:31:39.973722232</dc:date>
    <dc:creator>irvy </dc:creator>
    <meta:editing-duration>PT1H54M43S</meta:editing-duration>
    <meta:editing-cycles>24</meta:editing-cycles>
    <meta:generator>LibreOffice/5.0.3.2$Linux_X86_64 LibreOffice_project/00m0$Build-2</meta:generator>
    <meta:document-statistic meta:object-count="59"/>
  </office:meta>
</office:document-meta>
</file>